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875cm"/>
    </style:style>
    <style:style style:name="Table1.D" style:family="table-column">
      <style:table-column-properties style:column-width="0.612cm"/>
    </style:style>
    <style:style style:name="Table1.E" style:family="table-column">
      <style:table-column-properties style:column-width="0.78cm"/>
    </style:style>
    <style:style style:name="Table1.F" style:family="table-column">
      <style:table-column-properties style:column-width="5.152cm"/>
    </style:style>
    <style:style style:name="Table1.G" style:family="table-column">
      <style:table-column-properties style:column-width="2.785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892cm" table:align="right"/>
    </style:style>
    <style:style style:name="Table3.A" style:family="table-column">
      <style:table-column-properties style:column-width="7.8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7.557cm" fo:margin-top="0cm" fo:margin-bottom="0cm" table:align="margins"/>
    </style:style>
    <style:style style:name="Table2.A" style:family="table-column">
      <style:table-column-properties style:column-width="7.557cm" style:rel-column-width="65535*"/>
    </style:style>
    <style:style style:name="Table2.A1" style:family="table-cell">
      <style:table-cell-properties fo:padding="0.097cm" fo:border="none"/>
    </style:style>
    <style:style style:name="Table7" style:family="table">
      <style:table-properties style:width="15.69cm" fo:margin-left="-0.113cm" fo:margin-right="-0.083cm" table:align="margins"/>
    </style:style>
    <style:style style:name="Table7.A" style:family="table-column">
      <style:table-column-properties style:column-width="15.69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5">BA-14</text:p>
          </table:table-cell>
        </table:table-row>
        <table:table-row>
          <table:table-cell table:style-name="Table1.A1" table:number-columns-spanned="7" office:value-type="string">
            <text:p text:style-name="P5"/>
            <text:p text:style-name="P6">BERITA ACARA</text:p>
            <text:p text:style-name="P6">PELAKSANAAN PERINTAH PENCABUTAN</text:p>
            <text:p text:style-name="P6">PENANGGUHAN PENAHANAN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<text:s text:c="5"/>Pada hari ini, {nama_hari}, {tgl_surat_terbilang}, saya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Nama</text:p>
          </table:table-cell>
          <table:table-cell table:style-name="Table1.A1" office:value-type="string">
            <text:p text:style-name="P12">: </text:p>
          </table:table-cell>
          <table:table-cell table:style-name="Table1.A1" table:number-columns-spanned="3" office:value-type="string">
            <text:p text:style-name="P12">{nama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NIP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3" office:value-type="string">
            <text:p text:style-name="P13">{nip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3">Pangkat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3" office:value-type="string">
            <text:p text:style-name="P13">{pangkat}</text:p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  <text:p text:style-name="P4">Jaksa Penyidik{isi2} dalam perkara an. Tersangka{isi1}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ama_tersangk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tempat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umur}/ {tgl_lahir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jenis_kelami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kewarganegaraan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lam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agam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kerjaan}</text:p>
          </table:table-cell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pendidikan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itahan sejak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3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gister Tahanan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4}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gister Perkara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isi5}</text:p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  <text:p text:style-name="P4">Berdasarkan Surat Perintah Kepala {nama_satker} {isi6}Nomor {no_srt} Tanggal {tgl_srt} telah melaksanakan penahanan kembali tersangka yang disangka melanggar pasal {isi7} terhitung mulai tanggal {isi8} tersangka ditahan di Rutan Tahanan Negara {isi9}.</text:p>
            <text:p text:style-name="P4"><text:s text:c="5"/>Pencabutan penangguhan penahanan dilakukan karena tidak dipenuhinya oleh tersangka syarat-syarat yang ditentukan oleh Undang-undang, tingkat penyelesaian perkara, keadaan tersangka dan situasi masyarakat setempat.</text:p>
            <text:p text:style-name="P4"><text:s text:c="6"/>Demikianlah Berita Acara ini dibuat dengan sebenarnya atas kekuatan sumpah jabatan dan untuk memperkuatnya tersangka membubuhkan tandatangannya.</text:p>
            <text:p text:style-name="P4"><text:s text:c="9"/>Berita Acara ini ditutup dan ditandatangani pada hari dan tanggal tersebut di atas.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">Tersangka,</text:p>
                </table:table-cell>
              </table:table-row>
              <table:table-row>
                <table:table-cell table:style-name="Table3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3.A1" office:value-type="string">
                  <text:p text:style-name="P3">{nama_tersangka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4">Jaksa Penyidik</text:p>
                </table:table-cell>
              </table:table-row>
              <table:table-row>
                <table:table-cell table:style-name="Table2.A1" office:value-type="string">
                  <text:p text:style-name="P8"/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2.A1" office:value-type="string">
                  <text:p text:style-name="P3">{nama}</text:p>
                  <text:p text:style-name="P3">{pangkat}/ NIP. {nip}</text:p>
                </table:table-cell>
              </table:table-row>
            </table:table>
            <text:p text:style-name="P8"/>
          </table:table-cell>
          <table:covered-table-cell/>
        </table:table-row>
        <table:table-row>
          <table:table-cell table:style-name="Table1.A1" table:number-columns-spanned="7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/>
                  <text:p text:style-name="P8"/>
                  <text:p text:style-name="P8"><text:soft-page-break/>Kepala Rutan</text:p>
                </table:table-cell>
              </table:table-row>
              <table:table-row>
                <table:table-cell table:style-name="Table7.A1" office:value-type="string">
                  <text:p text:style-name="P3"/>
                  <text:p text:style-name="P3"/>
                  <text:p text:style-name="P3"/>
                  <text:p text:style-name="P3"/>
                </table:table-cell>
              </table:table-row>
              <table:table-row>
                <table:table-cell table:style-name="Table7.A3" office:value-type="string">
                  <text:p text:style-name="P3">{isi10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0-18T23:07:37.78</dc:date>
    <meta:editing-cycles>31</meta:editing-cycles>
    <meta:editing-duration>PT19H21M35S</meta:editing-duration>
    <meta:document-statistic meta:table-count="4" meta:image-count="0" meta:object-count="0" meta:page-count="2" meta:paragraph-count="64" meta:word-count="178" meta:character-count="1380"/>
    <meta:template xlink:type="simple" xlink:actuate="onRequest" xlink:title="" xlink:href="../pidsus14report.odt/Normal.dotm"/>
  </office:meta>
</office:document-meta>
</file>